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urnal of work on configuration of GDA on I15</text:p>
      <text:p text:style-name="Standard"/>
      <text:p text:style-name="Standard">9 Oct 08</text:p>
      <text:p text:style-name="Standard">Investigate protocol to get runlist into gda.</text:p>
      <text:p text:style-name="Standard"/>
      <text:p text:style-name="Standard">Open remotedesktop to access 172.23.115.193</text:p>
      <text:p text:style-name="Standard"/>
      <text:p text:style-name="Standard">To load Crysalis run file <text:a xlink:type="simple" xlink:href="/c:/Data/test/scan02.run">c:/Data/test/scan02.run to /root/paul2</text:a></text:p>
      <text:p text:style-name="Standard"><text:a xlink:type="simple" xlink:href="/c:/Data/test/scan02.run"/></text:p>
      <text:p text:style-name="Standard"><text:a xlink:type="simple" xlink:href="/c:/Data/test/scan02.run">db mkdir /root/paul</text:a></text:p>
      <text:p text:style-name="Standard"><text:a xlink:type="simple" xlink:href="/c:/Data/test/scan02.run">cr import runlist </text:a><text:a xlink:type="simple" xlink:href="/c:/Data/test/test.run">c:/Data/test/test.run</text:a><text:a xlink:type="simple" xlink:href="/c:/Data/test/scan02.run"> to /root/paul2</text:a></text:p>
      <text:p text:style-name="Standard"><text:a xlink:type="simple" xlink:href="/c:/Data/test/scan02.run">db ls /root/paul2</text:a></text:p>
      <text:p text:style-name="Standard"><text:a xlink:type="simple" xlink:href="/c:/Data/test/scan02.run">db ls /root/paul2/runs</text:a></text:p>
      <text:p text:style-name="Standard"><text:a xlink:type="simple" xlink:href="/c:/Data/test/scan02.run">db ls /root/paul2/runs/run1</text:a></text:p>
      <text:p text:style-name="Standard"><text:a xlink:type="simple" xlink:href="/c:/Data/test/scan02.run"/></text:p>
      <text:p text:style-name="Standard"><text:a xlink:type="simple" xlink:href="/c:/Data/test/scan02.run">Next SSH to i15-control and ran PortRedirector:</text:a></text:p>
      <text:p text:style-name="Standard"><text:a xlink:type="simple" xlink:href="/c:/Data/test/scan02.run"/></text:p>
      <text:p text:style-name="Standard">cd ~/gda_trunk/gda/scripts/tests/PortRedirector/&gt;</text:p>
      <text:p text:style-name="Standard">python PortRedirector.py 9120 172.23.115.193 9120</text:p>
      <text:p text:style-name="Standard"/>
      <text:p text:style-name="Standard">Disconnected gda from the system – ruby.disconnect()</text:p>
      <text:p text:style-name="Standard">reconnect ccd.connect(“i15-control.diamond.ac.uk”)</text:p>
      <text:p text:style-name="Standard"/>
      <text:p text:style-name="Standard">ps -ef | grep Port</text:p>
      <text:p text:style-name="Standard">kill -s 3 nnn – wait for ~1 minute for the port to free up</text:p>
      <text:p text:style-name="Standard"/>
      <text:p text:style-name="Standard">Then from gda_trunk ran either Junit /gda-trunk/test/gda/device/detector/odccd/ODCCDControllerTest.java</text:p>
      <text:p text:style-name="Standard">or Jython /gda-trunk/test/gda/device/detector/odccd/ODCCDControllerTest.py</text:p>
      <text:p text:style-name="Standard">If the test fails to disconnect you need to restart IS and run 'call initialise'</text:p>
      <text:p text:style-name="Standard"/>
      <text:p text:style-name="Standard"/>
      <text:p text:style-name="Standard">On Crysalis created script file importRunList.scr to import <text:a xlink:type="simple" xlink:href="/C:/Data/gda.run">C:/Data/gda.run</text:a> to /root/gda/</text:p>
      <text:p text:style-name="Standard"/>
      <text:p text:style-name="Standard"/>
      <text:p text:style-name="Standard">call importRunList "C:/Data/test/gda.run" "/root/gda_run"</text:p>
      <text:p text:style-name="Standard"/>
      <text:p text:style-name="Standard">gda:Api charged by gda.</text:p>
      <text:p text:style-name="Standard">api(DEBUG):Script importRunList started.</text:p>
      <text:p text:style-name="Standard"/>
      <text:p text:style-name="Standard">api(DEBUG):Script importRunList completed.</text:p>
      <text:p text:style-name="Standard"/>
      <text:p text:style-name="Standard">db ls -v /root/gda_run;</text:p>
      <text:p text:style-name="Standard"/>
      <text:p text:style-name="Standard">api:(/root/gda_run)</text:p>
      <text:p text:style-name="Standard">api:[+] (info)</text:p>
      <text:p text:style-name="Standard">api:[+] (runs)</text:p>
      <text:p text:style-name="Standard">api:End of list.</text:p>
      <text:p text:style-name="Standard"/>
      <text:p text:style-name="Standard">db ls -v /root/gda_run/info;</text:p>
      <text:p text:style-name="Standard"/>
      <text:p text:style-name="Standard">api:(/root/gda_run/info)</text:p>
      <text:p text:style-name="Standard">api: <text:s text:c="3"/>(cexperimentname) :string = "scan02"</text:p>
      <text:p text:style-name="Standard">api: <text:s text:c="3"/>(cexperimentdir) :string = ""</text:p>
      <text:p text:style-name="Standard">api: <text:s text:c="3"/>(inumofruns) :integer[1,1] = 1</text:p>
      <text:p text:style-name="Standard">api: <text:s text:c="3"/>(inumofreferenceruns) :integer[1,1] = 0</text:p>
      <text:p text:style-name="Standard">api: <text:s text:c="3"/>(wversioninfo) :integer[1,1] = 0</text:p>
      <text:p text:style-name="Standard">api: <text:s text:c="3"/>(dwtotalnumofframes) :integer[1,1] = 10</text:p>
      <text:p text:style-name="Standard">api: <text:s text:c="3"/>(wisreferenceframes) :integer[1,1] = 0</text:p>
      <text:p text:style-name="Standard">api: <text:s text:c="3"/>(wreferenceframefrequency) :integer[1,1] = 0</text:p>
      <text:p text:style-name="Standard">api:End of list.</text:p>
      <text:p text:style-name="Standard"/>
      <text:p text:style-name="Standard">db ls -v /root/gda_run/runs;</text:p>
      <text:p text:style-name="Standard"/>
      <text:p text:style-name="Standard">api:(/root/gda_run/runs)</text:p>
      <text:p text:style-name="Standard">api:[+] (run1)</text:p>
      <text:p text:style-name="Standard">api:End of list.</text:p>
      <text:p text:style-name="Standard"/>
      <text:p text:style-name="Standard">db ls -v /root/gda_run/runs/run1;</text:p>
      <text:p text:style-name="Standard"/>
      <text:p text:style-name="Standard">api:(/root/gda_run/runs/run1)</text:p>
      <text:p text:style-name="Standard">api: <text:s text:c="3"/>(inum) :integer[1,1] = 0</text:p>
      <text:p text:style-name="Standard">api: <text:s text:c="3"/>(irunscantype) :integer[1,1] = 4</text:p>
      <text:p text:style-name="Standard">api: <text:s text:c="3"/>(domegaindeg) :real[1,1] = 0</text:p>
      <text:p text:style-name="Standard">api: <text:s text:c="3"/>(ddetectorindeg) :real[1,1] = 0</text:p>
      <text:p text:style-name="Standard">api: <text:s text:c="3"/>(dkappaindeg) :real[1,1] = 0</text:p>
      <text:p text:style-name="Standard">api: <text:s text:c="3"/>(dphiindeg) :real[1,1] = 0</text:p>
      <text:p text:style-name="Standard">api: <text:s text:c="3"/>(dscanstartindeg) :real[1,1] = 0</text:p>
      <text:p text:style-name="Standard">api: <text:s text:c="3"/>(dscanendindeg) :real[1,1] = 10</text:p>
      <text:p text:style-name="Standard">api: <text:s text:c="3"/>(dscanwidthindeg) :real[1,1] = 1</text:p>
      <text:p text:style-name="Standard">api: <text:s text:c="3"/>(dscanspeedratio) :real[1,1] = 0</text:p>
      <text:p text:style-name="Standard">api: <text:s text:c="3"/>(dwnumofframes) :integer[1,1] = 10</text:p>
      <text:p text:style-name="Standard">api: <text:s text:c="3"/>(dwnumofframesdone) :integer[1,1] = 10</text:p>
      <text:p text:style-name="Standard">api: <text:s text:c="3"/>(dexposuretimeinsec) :real[1,1] = 1</text:p>
      <text:p text:style-name="Standard">api:End of list.</text:p>
      <text:p text:style-name="Standard"/>
      <text:p text:style-name="Standard"/>
      <text:p text:style-name="P1">tem dwnumofframes:'integer''1,1' = ' 1185' - #to do</text:p>
      <text:p text:style-name="P1">Item dscanendindeg:'real''1,1' = ' 58' # end</text:p>
      <text:p text:style-name="P1">Item inum:'integer''1,1' = ' 0' # ?</text:p>
      <text:p text:style-name="P1">Item dscanspeedratio:'real''1,1' = ' 0' # ?</text:p>
      <text:p text:style-name="P1">Item dphiindeg:'real''1,1' = ' 0' # phi?</text:p>
      <text:p text:style-name="P1">Item dscanstartindeg:'real''1,1' = ' -179' # start</text:p>
      <text:p text:style-name="P1">Item ddetectorindeg:'real''1,1' = ' 0' #detector</text:p>
      <text:p text:style-name="P1">Item domegaindeg:'real''1,1' = ' 90' # omega</text:p>
      <text:p text:style-name="P1">Item dkappaindeg:'real''1,1' = ' 0' # kappa</text:p>
      <text:p text:style-name="P1">Item dexposuretimeinsec:'real''1,1' = ' 0.1' #time (this must be doubled)</text:p>
      <text:p text:style-name="P1">Item irunscantype:'integer''1,1' = ' 4' #type=p</text:p>
      <text:p text:style-name="P1">Item dwnumofframesdone:'integer''1,1' = ' 1185' #done</text:p>
      <text:p text:style-name="P1">Item dscanwidthindeg:'real''1,1' = ' 0.2' # width</text:p>
      <text:p text:style-name="P1"/>
      <text:p text:style-name="P1">Target = /root/gda_run/info contains:</text:p>
      <text:p text:style-name="P1">Item cexperimentname:'string = "garnet''string = "garnet' = ' "garnet"' #name</text:p>
      <text:p text:style-name="P1">Item dwtotalnumofframes:'integer''1,1' = ' 1185' #totalframes</text:p>
      <text:p text:style-name="P1">Item wreferenceframefrequency:'integer''1,1' = ' 0' # Ref frame freq</text:p>
      <text:p text:style-name="P1">Item wversioninfo:'integer''1,1' = ' 0' ? </text:p>
      <text:p text:style-name="P1">Item inumofruns:'integer''1,1' = ' 1' #number of runs</text:p>
      <text:p text:style-name="P1">Item wisreferenceframes:'integer''1,1' = ' 0' # <text:s/>Activate reference franes-disabled</text:p>
      <text:p text:style-name="P1">Item inumofreferenceruns:'integer''1,1' = ' 0' #?</text:p>
      <text:p text:style-name="P1">Item cexperimentdir:'string = "''string = "' = ' ""' </text:p>
      <text:p text:style-name="P1"/>
      <text:p text:style-name="P1">To edit the run file open crysalis and run command “dc editruns”</text:p>
      <text:p text:style-name="P1"/>
      <text:p text:style-name="P1"/>
      <text:p text:style-name="P1"/>
      <text:p text:style-name="P1">How to Restart the Pilatus Epics IOC.</text:p>
      <text:p text:style-name="P1"/>
      <text:p text:style-name="P1">PV = BL15I-EA-PILAT-02:StatusMessage</text:p>
      <text:p text:style-name="P1">This is in BL15-CS-IOC-02.db so should be in an IOC running on i15-control</text:p>
      <text:p text:style-name="P1"/>
      <text:p text:style-name="P1"/>
      <text:p text:style-name="P1"/>
      <text:p text:style-name="P1">Crysalis Interface</text:p>
      <text:p text:style-name="P1"/>
      <text:p text:style-name="P1">rl = CrysalisDataCollection.runScan(ruby,"C:/Data/GDA/garnet","garnet.run",dkph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Paul Gibbons</meta:initial-creator>
    <meta:creation-date>2008-10-09T12:54:03</meta:creation-date>
    <dc:creator>Paul Gibbons</dc:creator>
    <dc:date>2009-02-26T13:02:24</dc:date>
    <dc:language>en-GB</dc:language>
    <meta:editing-cycles>12</meta:editing-cycles>
    <meta:editing-duration>PT11H15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9" meta:word-count="559" meta:character-count="3801"/>
  </office:meta>
</office:document-meta>
</file>